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1,490,335,085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6,112,991,411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2,356,980,638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6,492,072,144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1,239,000,39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0,345,458,47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2,807,315,975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4,315,437,939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52,518,218,262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24,561,692,650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18,089,977,728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80,030,111,358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53,799,910,913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34,203,830,735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12,863,340,757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5,693,808,463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0,558,485,523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6,771,314,031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0,590,022,271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2,970,334,075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0,418,173,719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6,420,400,890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1,546,280,62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14:37.553415774</dc:date>
    <meta:editing-duration>PT6H6M31S</meta:editing-duration>
    <meta:editing-cycles>166</meta:editing-cycles>
    <meta:generator>LibreOffice/7.2.6.2$Linux_X86_64 LibreOffice_project/20$Build-2</meta:generator>
    <meta:document-statistic meta:table-count="1" meta:cell-count="48" meta:object-count="0"/>
  </office:meta>
</office:document-meta>
</file>